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2cm" draw:fill="solid" draw:textarea-vertical-align="middle"/>
    </style:style>
    <style:style style:name="gr7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1" style:family="graphic" style:parent-style-name="objectwithoutfill">
      <style:graphic-properties draw:stroke="solid" svg:stroke-color="#ff0000" draw:fill="solid" draw:textarea-vertical-align="middle"/>
    </style:style>
    <style:style style:name="gr12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3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7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18" style:family="graphic" style:parent-style-name="objectwithoutfill">
      <style:graphic-properties draw:marker-end="" draw:marker-end-width="0.2cm" draw:fill="solid" draw:textarea-vertical-align="middle"/>
    </style:style>
    <style:style style:name="gr19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0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2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6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27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style:paragraph-properties fo:text-align="center" style:writing-mode="lr-tb"/>
      <style:text-properties fo:font-size="9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8pt" fo:font-weight="bold"/>
    </style:style>
    <style:style style:name="P6" style:family="paragraph">
      <style:paragraph-properties fo:text-align="center" style:writing-mode="lr-tb"/>
      <style:text-properties fo:color="#ff0000" fo:font-size="8pt" fo:font-weight="bold"/>
    </style:style>
    <style:style style:name="P7" style:family="paragraph">
      <loext:graphic-properties draw:fill="solid" draw:fill-color="#ff0000"/>
      <style:paragraph-properties fo:text-align="center"/>
      <style:text-properties fo:font-weight="bold"/>
    </style:style>
    <style:style style:name="P8" style:family="paragraph">
      <loext:graphic-properties draw:fill-color="#ff0000"/>
      <style:paragraph-properties fo:text-align="center"/>
      <style:text-properties fo:font-weight="bold"/>
    </style:style>
    <style:style style:name="P9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/>
      <style:paragraph-properties fo:text-align="center"/>
      <style:text-properties fo:color="#ff0000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5" style:family="paragraph">
      <style:paragraph-properties fo:text-align="center" style:writing-mode="lr-tb"/>
      <style:text-properties fo:font-size="6pt" fo:font-weight="bold"/>
    </style:style>
    <style:style style:name="P16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17" style:family="paragraph">
      <style:paragraph-properties fo:text-align="center"/>
      <style:text-properties fo:font-size="6pt" fo:font-weight="bold"/>
    </style:style>
    <style:style style:name="P18" style:family="paragraph">
      <loext:graphic-properties draw:fill="solid"/>
      <style:paragraph-properties fo:text-align="center"/>
      <style:text-properties fo:font-size="6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7.8cm" svg:y1="4.4cm" svg:x2="7.8cm" svg:y2="8.392cm">
          <text:p/>
        </draw:line>
        <draw:custom-shape draw:style-name="gr2" draw:text-style-name="P3" draw:layer="layout" svg:width="0.6cm" svg:height="0.4cm" svg:x="7.5cm" svg:y="4cm">
          <text:p text:style-name="P2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cm" svg:y1="4.408cm" svg:x2="8.4cm" svg:y2="8.4cm">
          <text:p/>
        </draw:line>
        <draw:custom-shape draw:style-name="gr2" draw:text-style-name="P3" draw:layer="layout" svg:width="0.6cm" svg:height="0.4cm" svg:x="8.1cm" svg:y="4.007cm">
          <text:p text:style-name="P2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4.4cm" svg:x2="9.2cm" svg:y2="8.392cm">
          <text:p/>
        </draw:line>
        <draw:custom-shape draw:style-name="gr2" draw:text-style-name="P3" draw:layer="layout" svg:width="0.6cm" svg:height="0.4cm" svg:x="8.9cm" svg:y="4cm">
          <text:p text:style-name="P2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cm" svg:y1="4.408cm" svg:x2="10.4cm" svg:y2="8.4cm">
          <text:p/>
        </draw:line>
        <draw:custom-shape draw:style-name="gr2" draw:text-style-name="P3" draw:layer="layout" svg:width="0.6cm" svg:height="0.4cm" svg:x="10.1cm" svg:y="4.007cm">
          <text:p text:style-name="P2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6cm" svg:y1="4.408cm" svg:x2="12.6cm" svg:y2="8.4cm">
          <text:p/>
        </draw:line>
        <draw:custom-shape draw:style-name="gr2" draw:text-style-name="P3" draw:layer="layout" svg:width="0.6cm" svg:height="0.4cm" svg:x="12.3cm" svg:y="4.007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4cm" svg:y="4.6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4cm" svg:y="5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3" draw:text-style-name="P5" draw:layer="layout" svg:width="0.399cm" svg:height="0.399cm" svg:x="12.4cm" svg:y="5.8cm" svg:viewBox="0 0 400 400" draw:points="0,0 400,0 400,400 200,200 0,400 400,400 200,200 0,400">
          <text:p text:style-name="P4"><text:span text:style-name="T2">w</text:span><text:span text:style-name="T2">b</text:span></text:p>
        </draw:polygon>
        <draw:polygon draw:style-name="gr4" draw:text-style-name="P6" draw:layer="layout" svg:width="0.399cm" svg:height="0.399cm" svg:x="7.6cm" svg:y="4.6cm" svg:viewBox="0 0 400 400" draw:points="0,0 400,0 400,400 200,200 0,400 400,400 200,200 0,400">
          <text:p text:style-name="P4"><text:span text:style-name="T3">pc</text:span></text:p>
        </draw:polygon>
        <draw:polygon draw:style-name="gr4" draw:text-style-name="P6" draw:layer="layout" svg:width="0.399cm" svg:height="0.399cm" svg:x="7.6cm" svg:y="5cm" svg:viewBox="0 0 400 400" draw:points="0,0 400,0 400,400 200,200 0,400 400,400 200,200 0,400">
          <text:p text:style-name="P4"><text:span text:style-name="T3">pc</text:span></text:p>
        </draw:polygon>
        <draw:polygon draw:style-name="gr4" draw:text-style-name="P6" draw:layer="layout" svg:width="0.399cm" svg:height="0.399cm" svg:x="7.6cm" svg:y="5.8cm" svg:viewBox="0 0 400 400" draw:points="0,0 400,0 400,400 200,200 0,400 400,400 200,200 0,400">
          <text:p text:style-name="P4"><text:span text:style-name="T3">pc</text:span></text:p>
        </draw:polygon>
        <draw:custom-shape draw:style-name="gr5" draw:text-style-name="P5" draw:layer="layout" svg:width="2cm" svg:height="0.4cm" svg:x="10cm" svg:y="4.6cm">
          <text:p text:style-name="P5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599cm" svg:height="0.599cm" svg:x="11cm" svg:y="6.6cm" svg:viewBox="0 0 600 600" draw:points="0,0 0,200 150,300 0,400 0,600 600,400 600,200">
          <text:p text:style-name="P4"><text:span text:style-name="T2">al</text:span><text:span text:style-name="T2">u</text:span></text:p>
        </draw:polygon>
        <draw:line draw:style-name="gr6" draw:text-style-name="P1" draw:layer="layout" svg:x1="10.6cm" svg:y1="6.7cm" svg:x2="11cm" svg:y2="6.7cm">
          <text:p/>
        </draw:line>
        <draw:line draw:style-name="gr7" draw:text-style-name="P7" draw:layer="layout" svg:x1="10.6cm" svg:y1="7.4cm" svg:x2="14.2cm" svg:y2="7.4cm">
          <text:p/>
        </draw:line>
        <draw:custom-shape draw:style-name="gr8" draw:text-style-name="P8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6cm" svg:y1="7.1cm" svg:x2="11cm" svg:y2="7.1cm">
          <text:p/>
        </draw:line>
        <draw:polygon draw:style-name="gr3" draw:text-style-name="P5" draw:layer="layout" svg:width="0.399cm" svg:height="0.999cm" svg:x="10.2cm" svg:y="6.6cm" svg:viewBox="0 0 400 1000" draw:points="0,0 400,0 400,1000 200,800 0,1000 400,1000 200,800 0,1000">
          <text:p text:style-name="P4"><text:span text:style-name="T2">E</text:span><text:span text:style-name="T2">X</text:span></text:p>
        </draw:polygon>
        <draw:polygon draw:style-name="gr3" draw:text-style-name="P5" draw:layer="layout" svg:width="0.399cm" svg:height="0.999cm" svg:x="9cm" svg:y="6.6cm" svg:viewBox="0 0 400 1000" draw:points="0,0 400,0 400,1000 200,800 0,1000 400,1000 200,800 0,1000">
          <text:p text:style-name="P4"><text:span text:style-name="T2">ID</text:span></text:p>
        </draw:polygon>
        <draw:polygon draw:style-name="gr4" draw:text-style-name="P6" draw:layer="layout" svg:width="0.599cm" svg:height="1.599cm" svg:x="6.6cm" svg:y="4.6cm" svg:viewBox="0 0 600 1600" draw:points="600,0 300,0 0,400 0,1200 300,1600 600,1600">
          <text:p text:style-name="P4"><text:span text:style-name="T3">R</text:span><text:span text:style-name="T3">R</text:span></text:p>
          <text:p text:style-name="P4"><text:span text:style-name="T3">Sc</text:span><text:span text:style-name="T3">he</text:span><text:span text:style-name="T3">d</text:span><text:span text:style-name="T3">ul</text:span><text:span text:style-name="T3">er</text:span></text:p>
        </draw:polygon>
        <draw:polygon draw:style-name="gr9" draw:text-style-name="P9" draw:layer="layout" svg:width="1.999cm" svg:height="1.599cm" svg:x="6.6cm" svg:y="6.4cm" svg:viewBox="0 0 2000 1600" draw:points="0,0 2000,0 2000,1600 1800,1280 1600,1600 2000,1600 1800,1280 1600,1600 0,1600">
          <text:p text:style-name="P4"><text:span text:style-name="T3">In</text:span><text:span text:style-name="T3">st</text:span><text:span text:style-name="T3">ru</text:span><text:span text:style-name="T3">cti</text:span><text:span text:style-name="T3">o</text:span><text:span text:style-name="T3">n</text:span></text:p>
          <text:p text:style-name="P4"><text:span text:style-name="T3">R</text:span><text:span text:style-name="T3">A</text:span><text:span text:style-name="T3">M/</text:span><text:span text:style-name="T3">R</text:span><text:span text:style-name="T3">O</text:span><text:span text:style-name="T3">M</text:span></text:p>
        </draw:polygon>
        <draw:line draw:style-name="gr10" draw:text-style-name="P10" draw:layer="layout" svg:x1="7.6cm" svg:y1="4.8cm" svg:x2="7.2cm" svg:y2="4.8cm">
          <text:p/>
        </draw:line>
        <draw:line draw:style-name="gr10" draw:text-style-name="P10" draw:layer="layout" svg:x1="7.601cm" svg:y1="5.2cm" svg:x2="7.201cm" svg:y2="5.2cm">
          <text:p/>
        </draw:line>
        <draw:line draw:style-name="gr10" draw:text-style-name="P10" draw:layer="layout" svg:x1="7.602cm" svg:y1="5.6cm" svg:x2="7.202cm" svg:y2="5.6cm">
          <text:p/>
        </draw:line>
        <draw:line draw:style-name="gr10" draw:text-style-name="P10" draw:layer="layout" svg:x1="7.603cm" svg:y1="6cm" svg:x2="7.203cm" svg:y2="6cm">
          <text:p/>
        </draw:line>
        <draw:line draw:style-name="gr11" draw:text-style-name="P10" draw:layer="layout" svg:x1="6.6cm" svg:y1="5.4cm" svg:x2="6.2cm" svg:y2="5.4cm">
          <text:p/>
        </draw:line>
        <draw:line draw:style-name="gr11" draw:text-style-name="P10" draw:layer="layout" svg:x1="6.2cm" svg:y1="5.4cm" svg:x2="6.2cm" svg:y2="7.4cm">
          <text:p/>
        </draw:line>
        <draw:line draw:style-name="gr12" draw:text-style-name="P10" draw:layer="layout" svg:x1="6.2cm" svg:y1="7.4cm" svg:x2="6.6cm" svg:y2="7.4cm">
          <text:p/>
        </draw:line>
        <draw:line draw:style-name="gr13" draw:text-style-name="P1" draw:layer="layout" svg:x1="8.6cm" svg:y1="7.4cm" svg:x2="9cm" svg:y2="7.4cm">
          <text:p/>
        </draw:line>
        <draw:line draw:style-name="gr14" draw:text-style-name="P1" draw:layer="layout" svg:x1="9.6cm" svg:y1="4.6cm" svg:x2="9.6cm" svg:y2="7.2cm">
          <text:p/>
        </draw:line>
        <draw:line draw:style-name="gr6" draw:text-style-name="P1" draw:layer="layout" svg:x1="9.6cm" svg:y1="6.7cm" svg:x2="10.2cm" svg:y2="6.7cm">
          <text:p/>
        </draw:line>
        <draw:line draw:style-name="gr6" draw:text-style-name="P1" draw:layer="layout" svg:x1="9.6cm" svg:y1="7.1cm" svg:x2="10.2cm" svg:y2="7.1cm">
          <text:p/>
        </draw:line>
        <draw:polygon draw:style-name="gr15" draw:text-style-name="P11" draw:layer="layout" svg:width="0.399cm" svg:height="1.599cm" svg:x="13.2cm" svg:y="4.6cm" svg:viewBox="0 0 400 1600" draw:points="0,0 0,1600 400,1200 400,400">
          <text:p/>
        </draw:polygon>
        <draw:custom-shape draw:style-name="gr16" draw:text-style-name="P5" draw:layer="layout" svg:width="3.4cm" svg:height="0.4cm" svg:x="10cm" svg:y="7.8cm">
          <text:p text:style-name="P5"><text:span text:style-name="T2">D</text:span><text:span text:style-name="T2">M</text:span><text:span text:style-name="T2">E</text:span><text:span text:style-name="T2">M</text:span><text:span text:style-name="T2">, </text:span><text:span text:style-name="T2">A</text:span><text:span text:style-name="T2">c</text:span><text:span text:style-name="T2">c</text:span><text:span text:style-name="T2">el</text:span><text:span text:style-name="T2">er</text:span><text:span text:style-name="T2">at</text:span><text:span text:style-name="T2">or</text:span><text:span text:style-name="T2">, </text:span><text:span text:style-name="T2">et</text:span><text:span text:style-name="T2">c.</text:span><text:span text:style-name="T2">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.6cm" svg:y1="7.4cm" svg:x2="11.6cm" svg:y2="7.8cm">
          <text:p/>
        </draw:line>
        <draw:line draw:style-name="gr6" draw:text-style-name="P1" draw:layer="layout" svg:x1="12cm" svg:y1="6.9cm" svg:x2="12cm" svg:y2="7.8cm">
          <text:p/>
        </draw:line>
        <draw:line draw:style-name="gr18" draw:text-style-name="P1" draw:layer="layout" svg:x1="11.6cm" svg:y1="6.9cm" svg:x2="14cm" svg:y2="6.9cm">
          <text:p/>
        </draw:line>
        <draw:line draw:style-name="gr6" draw:text-style-name="P1" draw:layer="layout" svg:x1="14cm" svg:y1="5.6cm" svg:x2="13.6cm" svg:y2="5.6cm">
          <text:p/>
        </draw:line>
        <draw:line draw:style-name="gr13" draw:text-style-name="P1" draw:layer="layout" svg:x1="14.2cm" svg:y1="5.4cm" svg:x2="13.6cm" svg:y2="5.4cm">
          <text:p/>
        </draw:line>
        <draw:line draw:style-name="gr6" draw:text-style-name="P1" draw:layer="layout" svg:x1="14.4cm" svg:y1="5.2cm" svg:x2="13.6cm" svg:y2="5.2cm">
          <text:p/>
        </draw:line>
        <draw:line draw:style-name="gr18" draw:text-style-name="P1" draw:layer="layout" svg:x1="14cm" svg:y1="6.9cm" svg:x2="14cm" svg:y2="5.6cm">
          <text:p/>
        </draw:line>
        <draw:line draw:style-name="gr19" draw:text-style-name="P1" draw:layer="layout" svg:x1="14.2cm" svg:y1="7.4cm" svg:x2="14.2cm" svg:y2="5.4cm">
          <text:p/>
        </draw:line>
        <draw:line draw:style-name="gr18" draw:text-style-name="P1" draw:layer="layout" svg:x1="14.4cm" svg:y1="8cm" svg:x2="14.4cm" svg:y2="5.2cm">
          <text:p/>
        </draw:line>
        <draw:line draw:style-name="gr18" draw:text-style-name="P1" draw:layer="layout" svg:x1="13.4cm" svg:y1="8cm" svg:x2="14.4cm" svg:y2="8cm">
          <text:p/>
        </draw:line>
        <draw:line draw:style-name="gr17" draw:text-style-name="P7" draw:layer="layout" svg:x1="9.4cm" svg:y1="7.4cm" svg:x2="10.2cm" svg:y2="7.4cm">
          <text:p/>
        </draw:line>
        <draw:custom-shape draw:style-name="gr5" draw:text-style-name="P5" draw:layer="layout" svg:width="2cm" svg:height="0.4cm" svg:x="10cm" svg:y="5cm">
          <text:p text:style-name="P5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0.4cm" svg:x="10cm" svg:y="5.8cm">
          <text:p text:style-name="P5"><text:span text:style-name="T2">T</text:span><text:span text:style-name="T2">hr</text:span><text:span text:style-name="T2">ea</text:span><text:span text:style-name="T2">d</text:span><text:span text:style-name="T2">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4cm" svg:y="5.4cm" svg:viewBox="0 0 400 400" draw:points="0,0 400,0 400,400 200,200 0,400 400,400 200,200 0,400">
          <text:p text:style-name="P4"><text:span text:style-name="T2">...</text:span></text:p>
        </draw:polygon>
        <draw:custom-shape draw:style-name="gr5" draw:text-style-name="P5" draw:layer="layout" svg:width="2cm" svg:height="0.4cm" svg:x="10cm" svg:y="5.4cm">
          <text:p text:style-name="P5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0.399cm" svg:height="0.399cm" svg:x="7.6cm" svg:y="5.4cm" svg:viewBox="0 0 400 400" draw:points="0,0 400,0 400,400 200,200 0,400 400,400 200,200 0,400">
          <text:p text:style-name="P4"><text:span text:style-name="T3">...</text:span></text:p>
        </draw:polygon>
        <draw:line draw:style-name="gr6" draw:text-style-name="P1" draw:layer="layout" svg:x1="10cm" svg:y1="4.7cm" svg:x2="9.6cm" svg:y2="4.7cm">
          <text:p/>
        </draw:line>
        <draw:line draw:style-name="gr6" draw:text-style-name="P1" draw:layer="layout" svg:x1="10cm" svg:y1="4.9cm" svg:x2="9.6cm" svg:y2="4.9cm">
          <text:p/>
        </draw:line>
        <draw:line draw:style-name="gr6" draw:text-style-name="P1" draw:layer="layout" svg:x1="10.001cm" svg:y1="5.1cm" svg:x2="9.601cm" svg:y2="5.1cm">
          <text:p/>
        </draw:line>
        <draw:line draw:style-name="gr6" draw:text-style-name="P1" draw:layer="layout" svg:x1="10.001cm" svg:y1="5.3cm" svg:x2="9.601cm" svg:y2="5.3cm">
          <text:p/>
        </draw:line>
        <draw:line draw:style-name="gr6" draw:text-style-name="P1" draw:layer="layout" svg:x1="10.002cm" svg:y1="5.5cm" svg:x2="9.602cm" svg:y2="5.5cm">
          <text:p/>
        </draw:line>
        <draw:line draw:style-name="gr6" draw:text-style-name="P1" draw:layer="layout" svg:x1="10.002cm" svg:y1="5.7cm" svg:x2="9.602cm" svg:y2="5.7cm">
          <text:p/>
        </draw:line>
        <draw:line draw:style-name="gr6" draw:text-style-name="P1" draw:layer="layout" svg:x1="10.003cm" svg:y1="5.9cm" svg:x2="9.603cm" svg:y2="5.9cm">
          <text:p/>
        </draw:line>
        <draw:line draw:style-name="gr6" draw:text-style-name="P1" draw:layer="layout" svg:x1="10.003cm" svg:y1="6.1cm" svg:x2="9.603cm" svg:y2="6.1cm">
          <text:p/>
        </draw:line>
        <draw:line draw:style-name="gr6" draw:text-style-name="P1" draw:layer="layout" svg:x1="12.4cm" svg:y1="4.8cm" svg:x2="12cm" svg:y2="4.8cm">
          <text:p/>
        </draw:line>
        <draw:line draw:style-name="gr6" draw:text-style-name="P1" draw:layer="layout" svg:x1="13.2cm" svg:y1="4.8cm" svg:x2="12.8cm" svg:y2="4.8cm">
          <text:p/>
        </draw:line>
        <draw:line draw:style-name="gr6" draw:text-style-name="P1" draw:layer="layout" svg:x1="12.401cm" svg:y1="5.2cm" svg:x2="12.001cm" svg:y2="5.2cm">
          <text:p/>
        </draw:line>
        <draw:line draw:style-name="gr6" draw:text-style-name="P1" draw:layer="layout" svg:x1="13.201cm" svg:y1="5.2cm" svg:x2="12.801cm" svg:y2="5.2cm">
          <text:p/>
        </draw:line>
        <draw:line draw:style-name="gr6" draw:text-style-name="P1" draw:layer="layout" svg:x1="12.402cm" svg:y1="5.6cm" svg:x2="12.002cm" svg:y2="5.6cm">
          <text:p/>
        </draw:line>
        <draw:line draw:style-name="gr6" draw:text-style-name="P1" draw:layer="layout" svg:x1="13.202cm" svg:y1="5.6cm" svg:x2="12.802cm" svg:y2="5.6cm">
          <text:p/>
        </draw:line>
        <draw:line draw:style-name="gr6" draw:text-style-name="P1" draw:layer="layout" svg:x1="12.403cm" svg:y1="6cm" svg:x2="12.003cm" svg:y2="6cm">
          <text:p/>
        </draw:line>
        <draw:line draw:style-name="gr6" draw:text-style-name="P1" draw:layer="layout" svg:x1="13.203cm" svg:y1="6cm" svg:x2="12.803cm" svg:y2="6cm">
          <text:p/>
        </draw:line>
        <draw:custom-shape draw:style-name="gr20" draw:text-style-name="P12" draw:layer="layout" svg:width="4.4cm" svg:height="0.4cm" svg:x="2cm" svg:y="2.4cm">
          <text:p text:style-name="P5"><text:span text:style-name="T2">Net</text:span><text:span text:style-name="T2">Wo</text:span><text:span text:style-name="T2">rk </text:span><text:span text:style-name="T2">Acc</text:span><text:span text:style-name="T2">eler</text:span><text:span text:style-name="T2">ato</text:span><text:span text:style-name="T2">r, </text:span><text:span text:style-name="T2">etc.</text:span><text:span text:style-name="T2">.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cm" svg:y1="8.2cm" svg:x2="11.6cm" svg:y2="8.6cm">
          <text:p/>
        </draw:line>
        <draw:line draw:style-name="gr6" draw:text-style-name="P1" draw:layer="layout" svg:x1="12.4cm" svg:y1="8.6cm" svg:x2="12.4cm" svg:y2="8.2cm">
          <text:p/>
        </draw:line>
        <draw:line draw:style-name="gr14" draw:text-style-name="P13" draw:layer="layout" svg:x1="10cm" svg:y1="8.1cm" svg:x2="6.2cm" svg:y2="8.1cm">
          <text:p/>
        </draw:line>
        <draw:line draw:style-name="gr14" draw:text-style-name="P13" draw:layer="layout" svg:x1="6.2cm" svg:y1="8.1cm" svg:x2="6.2cm" svg:y2="7.9cm">
          <text:p/>
        </draw:line>
        <draw:line draw:style-name="gr6" draw:text-style-name="P1" draw:layer="layout" svg:x1="8.6cm" svg:y1="7.9cm" svg:x2="10cm" svg:y2="7.9cm">
          <text:p/>
        </draw:line>
        <draw:line draw:style-name="gr6" draw:text-style-name="P1" draw:layer="layout" svg:x1="6.2cm" svg:y1="7.9cm" svg:x2="6.6cm" svg:y2="7.9cm">
          <text:p/>
        </draw:line>
        <draw:frame draw:style-name="gr21" draw:text-style-name="P14" draw:layer="layout" svg:width="1.6cm" svg:height="0.727cm" svg:x="8.5cm" svg:y="7.6cm">
          <draw:text-box>
            <text:p><text:span text:style-name="T4">Re</text:span><text:span text:style-name="T4">ad </text:span><text:span text:style-name="T4">Ro</text:span><text:span text:style-name="T4">m </text:span><text:span text:style-name="T4">Dat</text:span><text:span text:style-name="T4">a</text:span></text:p>
          </draw:text-box>
        </draw:frame>
        <draw:custom-shape draw:style-name="gr22" draw:text-style-name="P11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10.2cm" svg:x2="8cm" svg:y2="13.294cm">
          <text:p/>
        </draw:line>
        <draw:custom-shape draw:style-name="gr2" draw:text-style-name="P3" draw:layer="layout" svg:width="0.6cm" svg:height="0.4cm" svg:x="7.7cm" svg:y="9.8cm">
          <text:p text:style-name="P2"><text:span text:style-name="T1">F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cm" svg:y1="10.206cm" svg:x2="8.4cm" svg:y2="13.3cm">
          <text:p/>
        </draw:line>
        <draw:custom-shape draw:style-name="gr2" draw:text-style-name="P3" draw:layer="layout" svg:width="0.6cm" svg:height="0.4cm" svg:x="8.2cm" svg:y="9.807cm">
          <text:p text:style-name="P2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10.2cm" svg:x2="9.2cm" svg:y2="13.294cm">
          <text:p/>
        </draw:line>
        <draw:custom-shape draw:style-name="gr2" draw:text-style-name="P3" draw:layer="layout" svg:width="0.6cm" svg:height="0.4cm" svg:x="8.9cm" svg:y="9.8cm">
          <text:p text:style-name="P2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2cm" svg:y1="10.206cm" svg:x2="10.2cm" svg:y2="13.3cm">
          <text:p/>
        </draw:line>
        <draw:custom-shape draw:style-name="gr2" draw:text-style-name="P3" draw:layer="layout" svg:width="0.6cm" svg:height="0.4cm" svg:x="9.9cm" svg:y="9.807cm">
          <text:p text:style-name="P2"><text:span text:style-name="T1">EX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cm" svg:y1="10.206cm" svg:x2="12.4cm" svg:y2="13.3cm">
          <text:p/>
        </draw:line>
        <draw:custom-shape draw:style-name="gr2" draw:text-style-name="P3" draw:layer="layout" svg:width="0.6cm" svg:height="0.4cm" svg:x="12.1cm" svg:y="9.807cm">
          <text:p text:style-name="P2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2cm" svg:y="10.4cm" svg:viewBox="0 0 400 400" draw:points="0,0 400,0 400,400 200,200 0,400 400,400 200,200 0,400">
          <text:p text:style-name="P4"><text:span text:style-name="T2">wb</text:span></text:p>
        </draw:polygon>
        <draw:polygon draw:style-name="gr3" draw:text-style-name="P5" draw:layer="layout" svg:width="0.399cm" svg:height="0.399cm" svg:x="12.2cm" svg:y="10.8cm" svg:viewBox="0 0 400 400" draw:points="0,0 400,0 400,400 200,200 0,400 400,400 200,200 0,400">
          <text:p text:style-name="P4"><text:span text:style-name="T2">wb</text:span></text:p>
        </draw:polygon>
        <draw:polygon draw:style-name="gr3" draw:text-style-name="P5" draw:layer="layout" svg:width="0.399cm" svg:height="0.399cm" svg:x="12.2cm" svg:y="11.6cm" svg:viewBox="0 0 400 400" draw:points="0,0 400,0 400,400 200,200 0,400 400,400 200,200 0,400">
          <text:p text:style-name="P4"><text:span text:style-name="T2">wb</text:span></text:p>
        </draw:polygon>
        <draw:polygon draw:style-name="gr4" draw:text-style-name="P6" draw:layer="layout" svg:width="0.399cm" svg:height="0.399cm" svg:x="7.8cm" svg:y="10.4cm" svg:viewBox="0 0 400 400" draw:points="0,0 400,0 400,400 200,200 0,400 400,400 200,200 0,400">
          <text:p text:style-name="P4"><text:span text:style-name="T3">pc</text:span></text:p>
        </draw:polygon>
        <draw:polygon draw:style-name="gr4" draw:text-style-name="P6" draw:layer="layout" svg:width="0.399cm" svg:height="0.399cm" svg:x="7.8cm" svg:y="10.8cm" svg:viewBox="0 0 400 400" draw:points="0,0 400,0 400,400 200,200 0,400 400,400 200,200 0,400">
          <text:p text:style-name="P4"><text:span text:style-name="T3">pc</text:span></text:p>
        </draw:polygon>
        <draw:polygon draw:style-name="gr4" draw:text-style-name="P6" draw:layer="layout" svg:width="0.399cm" svg:height="0.399cm" svg:x="7.8cm" svg:y="11.6cm" svg:viewBox="0 0 400 400" draw:points="0,0 400,0 400,400 200,200 0,400 400,400 200,200 0,400">
          <text:p text:style-name="P4"><text:span text:style-name="T3">p</text:span><text:span text:style-name="T3">c</text:span></text:p>
        </draw:polygon>
        <draw:custom-shape draw:style-name="gr23" draw:text-style-name="P15" draw:layer="layout" svg:width="1.8cm" svg:height="0.4cm" svg:x="10cm" svg:y="10.4cm">
          <text:p text:style-name="P15"><text:span text:style-name="T5">Thread0RegFi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599cm" svg:height="0.599cm" svg:x="10.8cm" svg:y="12.2cm" svg:viewBox="0 0 600 600" draw:points="0,0 0,200 150,300 0,400 0,600 600,400 600,200">
          <text:p text:style-name="P4"><text:span text:style-name="T2">al</text:span><text:span text:style-name="T2">u</text:span></text:p>
        </draw:polygon>
        <draw:line draw:style-name="gr6" draw:text-style-name="P1" draw:layer="layout" svg:x1="10.4cm" svg:y1="12.3cm" svg:x2="10.8cm" svg:y2="12.3cm">
          <text:p/>
        </draw:line>
        <draw:line draw:style-name="gr17" draw:text-style-name="P7" draw:layer="layout" svg:x1="10.4cm" svg:y1="13cm" svg:x2="13cm" svg:y2="13cm">
          <text:p/>
        </draw:line>
        <draw:custom-shape draw:style-name="gr8" draw:text-style-name="P8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4cm" svg:y1="12.7cm" svg:x2="10.8cm" svg:y2="12.7cm">
          <text:p/>
        </draw:line>
        <draw:polygon draw:style-name="gr3" draw:text-style-name="P5" draw:layer="layout" svg:width="0.399cm" svg:height="0.999cm" svg:x="10cm" svg:y="12.2cm" svg:viewBox="0 0 400 1000" draw:points="0,0 400,0 400,1000 200,800 0,1000 400,1000 200,800 0,1000">
          <text:p text:style-name="P4"><text:span text:style-name="T2">EX</text:span></text:p>
        </draw:polygon>
        <draw:polygon draw:style-name="gr3" draw:text-style-name="P5" draw:layer="layout" svg:width="0.399cm" svg:height="0.999cm" svg:x="9cm" svg:y="12.2cm" svg:viewBox="0 0 400 1000" draw:points="0,0 400,0 400,1000 200,800 0,1000 400,1000 200,800 0,1000">
          <text:p text:style-name="P4"><text:span text:style-name="T2">ID</text:span></text:p>
        </draw:polygon>
        <draw:polygon draw:style-name="gr4" draw:text-style-name="P6" draw:layer="layout" svg:width="0.599cm" svg:height="1.599cm" svg:x="6.8cm" svg:y="10.4cm" svg:viewBox="0 0 600 1600" draw:points="600,0 300,0 0,400 0,1200 300,1600 600,1600">
          <text:p text:style-name="P4"><text:span text:style-name="T3">R</text:span><text:span text:style-name="T3">R</text:span></text:p>
          <text:p text:style-name="P4"><text:span text:style-name="T3">S</text:span><text:span text:style-name="T3">c</text:span><text:span text:style-name="T3">h</text:span><text:span text:style-name="T3">e</text:span><text:span text:style-name="T3">d</text:span><text:span text:style-name="T3">u</text:span><text:span text:style-name="T3">l</text:span><text:span text:style-name="T3">e</text:span><text:span text:style-name="T3">r</text:span></text:p>
        </draw:polygon>
        <draw:polygon draw:style-name="gr9" draw:text-style-name="P9" draw:layer="layout" svg:width="1.799cm" svg:height="0.999cm" svg:x="6.8cm" svg:y="12.2cm" svg:viewBox="0 0 1800 1000" draw:points="0,0 1800,0 1800,1000 1620,800 1440,1000 1800,1000 1620,800 1440,1000 0,1000">
          <text:p text:style-name="P4"><text:span text:style-name="T3">Instr</text:span><text:span text:style-name="T3">ucti</text:span><text:span text:style-name="T3">on</text:span></text:p>
          <text:p text:style-name="P4"><text:span text:style-name="T3">RA</text:span><text:span text:style-name="T3">M/</text:span><text:span text:style-name="T3">RO</text:span><text:span text:style-name="T3">M</text:span></text:p>
        </draw:polygon>
        <draw:line draw:style-name="gr10" draw:text-style-name="P10" draw:layer="layout" svg:x1="7.8cm" svg:y1="10.6cm" svg:x2="7.4cm" svg:y2="10.6cm">
          <text:p/>
        </draw:line>
        <draw:line draw:style-name="gr10" draw:text-style-name="P10" draw:layer="layout" svg:x1="7.801cm" svg:y1="11cm" svg:x2="7.401cm" svg:y2="11cm">
          <text:p/>
        </draw:line>
        <draw:line draw:style-name="gr10" draw:text-style-name="P10" draw:layer="layout" svg:x1="7.802cm" svg:y1="11.4cm" svg:x2="7.402cm" svg:y2="11.4cm">
          <text:p/>
        </draw:line>
        <draw:line draw:style-name="gr10" draw:text-style-name="P10" draw:layer="layout" svg:x1="7.803cm" svg:y1="11.8cm" svg:x2="7.403cm" svg:y2="11.8cm">
          <text:p/>
        </draw:line>
        <draw:line draw:style-name="gr11" draw:text-style-name="P10" draw:layer="layout" svg:x1="6.8cm" svg:y1="11.2cm" svg:x2="6.4cm" svg:y2="11.2cm">
          <text:p/>
        </draw:line>
        <draw:line draw:style-name="gr11" draw:text-style-name="P10" draw:layer="layout" svg:x1="6.4cm" svg:y1="11.2cm" svg:x2="6.4cm" svg:y2="13cm">
          <text:p/>
        </draw:line>
        <draw:line draw:style-name="gr12" draw:text-style-name="P10" draw:layer="layout" svg:x1="6.4cm" svg:y1="13cm" svg:x2="6.8cm" svg:y2="13cm">
          <text:p/>
        </draw:line>
        <draw:line draw:style-name="gr13" draw:text-style-name="P1" draw:layer="layout" svg:x1="8.6cm" svg:y1="13cm" svg:x2="9cm" svg:y2="13cm">
          <text:p/>
        </draw:line>
        <draw:line draw:style-name="gr14" draw:text-style-name="P1" draw:layer="layout" svg:x1="9.6cm" svg:y1="10.4cm" svg:x2="9.6cm" svg:y2="12.7cm">
          <text:p/>
        </draw:line>
        <draw:line draw:style-name="gr6" draw:text-style-name="P1" draw:layer="layout" svg:x1="9.6cm" svg:y1="12.3cm" svg:x2="10cm" svg:y2="12.3cm">
          <text:p/>
        </draw:line>
        <draw:line draw:style-name="gr6" draw:text-style-name="P1" draw:layer="layout" svg:x1="9.6cm" svg:y1="12.7cm" svg:x2="10cm" svg:y2="12.7cm">
          <text:p/>
        </draw:line>
        <draw:custom-shape draw:style-name="gr24" draw:text-style-name="P16" draw:layer="layout" svg:width="1.8cm" svg:height="0.4cm" svg:x="11.8cm" svg:y="14cm">
          <text:p text:style-name="P5"><text:span text:style-name="T2">D</text:span><text:span text:style-name="T2">ME</text:span><text:span text:style-name="T2">M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8cm" svg:y1="13cm" svg:x2="10.8cm" svg:y2="13.4cm">
          <text:p/>
        </draw:line>
        <draw:line draw:style-name="gr18" draw:text-style-name="P1" draw:layer="layout" svg:x1="11.6cm" svg:y1="12.5cm" svg:x2="11.6cm" svg:y2="13.6cm">
          <text:p/>
        </draw:line>
        <draw:line draw:style-name="gr6" draw:text-style-name="P1" draw:layer="layout" svg:x1="11.4cm" svg:y1="12.5cm" svg:x2="13cm" svg:y2="12.5cm">
          <text:p/>
        </draw:line>
        <draw:line draw:style-name="gr6" draw:text-style-name="P1" draw:layer="layout" svg:x1="14cm" svg:y1="10.9cm" svg:x2="12.6cm" svg:y2="10.9cm">
          <text:p/>
        </draw:line>
        <draw:line draw:style-name="gr19" draw:text-style-name="P1" draw:layer="layout" svg:x1="11.2cm" svg:y1="15.4cm" svg:x2="11.2cm" svg:y2="13.8cm">
          <text:p/>
        </draw:line>
        <draw:line draw:style-name="gr18" draw:text-style-name="P1" draw:layer="layout" svg:x1="14cm" svg:y1="15.6cm" svg:x2="14cm" svg:y2="10.4cm">
          <text:p/>
        </draw:line>
        <draw:line draw:style-name="gr17" draw:text-style-name="P7" draw:layer="layout" svg:x1="9.4cm" svg:y1="13cm" svg:x2="10cm" svg:y2="13cm">
          <text:p/>
        </draw:line>
        <draw:custom-shape draw:style-name="gr23" draw:text-style-name="P15" draw:layer="layout" svg:width="1.8cm" svg:height="0.4cm" svg:x="10cm" svg:y="10.8cm">
          <text:p text:style-name="P15"><text:span text:style-name="T5">Thread1RegFi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8cm" svg:height="0.4cm" svg:x="10cm" svg:y="11.6cm">
          <text:p text:style-name="P15"><text:span text:style-name="T5">ThreadnRegFile</text:span></text:p>
          <draw:enhanced-geometry svg:viewBox="0 0 21600 21600" draw:type="rectangle" draw:enhanced-path="M 0 0 L 21600 0 21600 21600 0 21600 0 0 Z N"/>
        </draw:custom-shape>
        <draw:polygon draw:style-name="gr3" draw:text-style-name="P5" draw:layer="layout" svg:width="0.399cm" svg:height="0.399cm" svg:x="12.2cm" svg:y="11.2cm" svg:viewBox="0 0 400 400" draw:points="0,0 400,0 400,400 200,200 0,400 400,400 200,200 0,400">
          <text:p text:style-name="P4"><text:span text:style-name="T2">...</text:span></text:p>
        </draw:polygon>
        <draw:custom-shape draw:style-name="gr23" draw:text-style-name="P15" draw:layer="layout" svg:width="1.8cm" svg:height="0.4cm" svg:x="10cm" svg:y="11.2cm">
          <text:p text:style-name="P15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0.399cm" svg:height="0.399cm" svg:x="7.8cm" svg:y="11.2cm" svg:viewBox="0 0 400 400" draw:points="0,0 400,0 400,400 200,200 0,400 400,400 200,200 0,400">
          <text:p text:style-name="P4"><text:span text:style-name="T3">.</text:span><text:span text:style-name="T3">.</text:span><text:span text:style-name="T3">.</text:span></text:p>
        </draw:polygon>
        <draw:line draw:style-name="gr6" draw:text-style-name="P1" draw:layer="layout" svg:x1="10cm" svg:y1="10.5cm" svg:x2="9.6cm" svg:y2="10.5cm">
          <text:p/>
        </draw:line>
        <draw:line draw:style-name="gr6" draw:text-style-name="P1" draw:layer="layout" svg:x1="10cm" svg:y1="10.7cm" svg:x2="9.6cm" svg:y2="10.7cm">
          <text:p/>
        </draw:line>
        <draw:line draw:style-name="gr6" draw:text-style-name="P1" draw:layer="layout" svg:x1="10.001cm" svg:y1="10.9cm" svg:x2="9.601cm" svg:y2="10.9cm">
          <text:p/>
        </draw:line>
        <draw:line draw:style-name="gr6" draw:text-style-name="P1" draw:layer="layout" svg:x1="10.001cm" svg:y1="11.1cm" svg:x2="9.601cm" svg:y2="11.1cm">
          <text:p/>
        </draw:line>
        <draw:line draw:style-name="gr6" draw:text-style-name="P1" draw:layer="layout" svg:x1="10.002cm" svg:y1="11.3cm" svg:x2="9.602cm" svg:y2="11.3cm">
          <text:p/>
        </draw:line>
        <draw:line draw:style-name="gr6" draw:text-style-name="P1" draw:layer="layout" svg:x1="10.002cm" svg:y1="11.5cm" svg:x2="9.602cm" svg:y2="11.5cm">
          <text:p/>
        </draw:line>
        <draw:line draw:style-name="gr6" draw:text-style-name="P1" draw:layer="layout" svg:x1="10.003cm" svg:y1="11.7cm" svg:x2="9.603cm" svg:y2="11.7cm">
          <text:p/>
        </draw:line>
        <draw:line draw:style-name="gr6" draw:text-style-name="P1" draw:layer="layout" svg:x1="10.003cm" svg:y1="11.9cm" svg:x2="9.603cm" svg:y2="11.9cm">
          <text:p/>
        </draw:line>
        <draw:line draw:style-name="gr6" draw:text-style-name="P1" draw:layer="layout" svg:x1="12.2cm" svg:y1="10.6cm" svg:x2="11.8cm" svg:y2="10.6cm">
          <text:p/>
        </draw:line>
        <draw:line draw:style-name="gr6" draw:text-style-name="P1" draw:layer="layout" svg:x1="13cm" svg:y1="10.7cm" svg:x2="12.6cm" svg:y2="10.7cm">
          <text:p/>
        </draw:line>
        <draw:line draw:style-name="gr6" draw:text-style-name="P1" draw:layer="layout" svg:x1="12.201cm" svg:y1="11cm" svg:x2="11.801cm" svg:y2="11cm">
          <text:p/>
        </draw:line>
        <draw:line draw:style-name="gr6" draw:text-style-name="P1" draw:layer="layout" svg:x1="13cm" svg:y1="11.1cm" svg:x2="12.601cm" svg:y2="11.1cm">
          <text:p/>
        </draw:line>
        <draw:line draw:style-name="gr6" draw:text-style-name="P1" draw:layer="layout" svg:x1="12.202cm" svg:y1="11.4cm" svg:x2="11.802cm" svg:y2="11.4cm">
          <text:p/>
        </draw:line>
        <draw:line draw:style-name="gr6" draw:text-style-name="P1" draw:layer="layout" svg:x1="13cm" svg:y1="11.5cm" svg:x2="12.602cm" svg:y2="11.5cm">
          <text:p/>
        </draw:line>
        <draw:line draw:style-name="gr6" draw:text-style-name="P1" draw:layer="layout" svg:x1="12.203cm" svg:y1="11.8cm" svg:x2="11.803cm" svg:y2="11.8cm">
          <text:p/>
        </draw:line>
        <draw:line draw:style-name="gr6" draw:text-style-name="P1" draw:layer="layout" svg:x1="13.003cm" svg:y1="11.9cm" svg:x2="12.603cm" svg:y2="11.9cm">
          <text:p/>
        </draw:line>
        <draw:custom-shape draw:style-name="gr22" draw:text-style-name="P11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1.4cm" svg:height="0.6cm" svg:x="6.4cm" svg:y="14cm">
          <text:p text:style-name="P5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1.4cm" svg:height="0.6cm" svg:x="7.8cm" svg:y="14cm">
          <text:p text:style-name="P5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cm" svg:height="0.1cm" svg:x="9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cm" svg:height="0.1cm" svg:x="11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0.8cm" svg:y1="13.4cm" svg:x2="7cm" svg:y2="13.4cm">
          <text:p/>
        </draw:line>
        <draw:line draw:style-name="gr18" draw:text-style-name="P1" draw:layer="layout" svg:x1="7.4cm" svg:y1="13.6cm" svg:x2="11.6cm" svg:y2="13.6cm">
          <text:p/>
        </draw:line>
        <draw:line draw:style-name="gr17" draw:text-style-name="P7" draw:layer="layout" svg:x1="7cm" svg:y1="13.4cm" svg:x2="7cm" svg:y2="14cm">
          <text:p/>
        </draw:line>
        <draw:line draw:style-name="gr6" draw:text-style-name="P1" draw:layer="layout" svg:x1="7.4cm" svg:y1="13.6cm" svg:x2="7.4cm" svg:y2="14cm">
          <text:p/>
        </draw:line>
        <draw:line draw:style-name="gr17" draw:text-style-name="P7" draw:layer="layout" svg:x1="8.2cm" svg:y1="13.4cm" svg:x2="8.2cm" svg:y2="14cm">
          <text:p/>
        </draw:line>
        <draw:line draw:style-name="gr6" draw:text-style-name="P1" draw:layer="layout" svg:x1="8.6cm" svg:y1="13.6cm" svg:x2="8.6cm" svg:y2="14cm">
          <text:p/>
        </draw:line>
        <draw:custom-shape draw:style-name="gr8" draw:text-style-name="P8" draw:layer="layout" svg:width="0.1cm" svg:height="0.1cm" svg:x="8.1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1cm" svg:height="0.1cm" svg:x="8.5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8" draw:layer="layout" svg:x1="7cm" svg:y1="14.6cm" svg:x2="7cm" svg:y2="15.8cm">
          <text:p text:style-name="P17">axi_ar</text:p>
        </draw:line>
        <draw:line draw:style-name="gr27" draw:text-style-name="P18" draw:layer="layout" svg:x1="7.4cm" svg:y1="14.6cm" svg:x2="7.4cm" svg:y2="15.8cm">
          <text:p text:style-name="P17">axi_r</text:p>
        </draw:line>
        <draw:line draw:style-name="gr26" draw:text-style-name="P18" draw:layer="layout" svg:x1="8.2cm" svg:y1="14.6cm" svg:x2="8.2cm" svg:y2="15.8cm">
          <text:p text:style-name="P17">axi_aw</text:p>
        </draw:line>
        <draw:line draw:style-name="gr27" draw:text-style-name="P18" draw:layer="layout" svg:x1="9cm" svg:y1="14.6cm" svg:x2="9cm" svg:y2="15.8cm">
          <text:p text:style-name="P17">axi_b</text:p>
        </draw:line>
        <draw:line draw:style-name="gr26" draw:text-style-name="P18" draw:layer="layout" svg:x1="8.6cm" svg:y1="14.6cm" svg:x2="8.6cm" svg:y2="15.8cm">
          <text:p text:style-name="P17">axi_w</text:p>
        </draw:line>
        <draw:custom-shape draw:style-name="gr28" draw:text-style-name="P19" draw:layer="layout" svg:width="1cm" svg:height="0.4cm" svg:x="9.8cm" svg:y="14cm">
          <text:p text:style-name="P19"><text:span text:style-name="T2">D</text:span><text:span text:style-name="T2">M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8cm" svg:height="0.4cm" svg:x="11.8cm" svg:y="14.4cm">
          <text:p text:style-name="P5"><text:span text:style-name="T2">DME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4cm" svg:x="9.8cm" svg:y="14.4cm">
          <text:p text:style-name="P19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8cm" svg:height="0.4cm" svg:x="11.8cm" svg:y="15.2cm">
          <text:p text:style-name="P5"><text:span text:style-name="T2">DMEM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1cm" svg:height="0.4cm" svg:x="9.8cm" svg:y="15.2cm">
          <text:p text:style-name="P19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8cm" svg:height="0.4cm" svg:x="11.8cm" svg:y="14.8cm">
          <text:p text:style-name="P5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1cm" svg:height="0.4cm" svg:x="9.8cm" svg:y="14.8cm">
          <text:p text:style-name="P19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4cm" svg:y1="14.2cm" svg:x2="9.8cm" svg:y2="14.2cm">
          <text:p/>
        </draw:line>
        <draw:line draw:style-name="gr17" draw:text-style-name="P7" draw:layer="layout" svg:x1="9.4cm" svg:y1="14.6cm" svg:x2="9.8cm" svg:y2="14.6cm">
          <text:p/>
        </draw:line>
        <draw:line draw:style-name="gr17" draw:text-style-name="P7" draw:layer="layout" svg:x1="9.4cm" svg:y1="15cm" svg:x2="9.8cm" svg:y2="15cm">
          <text:p/>
        </draw:line>
        <draw:line draw:style-name="gr17" draw:text-style-name="P7" draw:layer="layout" svg:x1="9.4cm" svg:y1="15.4cm" svg:x2="9.8cm" svg:y2="15.4cm">
          <text:p/>
        </draw:line>
        <draw:custom-shape draw:style-name="gr8" draw:text-style-name="P8" draw:layer="layout" svg:width="0.1cm" svg:height="0.1cm" svg:x="9.35cm" svg:y="1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9.35cm" svg:y="1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9.35cm" svg:y="14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1cm" svg:height="0.1cm" svg:x="9.35cm" svg:y="1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8cm" svg:y1="14.3cm" svg:x2="11.8cm" svg:y2="14.3cm">
          <text:p/>
        </draw:line>
        <draw:line draw:style-name="gr6" draw:text-style-name="P1" draw:layer="layout" svg:x1="11.4cm" svg:y1="14.1cm" svg:x2="11.8cm" svg:y2="14.1cm">
          <text:p/>
        </draw:line>
        <draw:custom-shape draw:style-name="gr22" draw:text-style-name="P11" draw:layer="layout" svg:width="0.1cm" svg:height="0.1cm" svg:x="11.35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8cm" svg:y1="14.7cm" svg:x2="11.8cm" svg:y2="14.7cm">
          <text:p/>
        </draw:line>
        <draw:line draw:style-name="gr6" draw:text-style-name="P1" draw:layer="layout" svg:x1="11.4cm" svg:y1="14.5cm" svg:x2="11.8cm" svg:y2="14.5cm">
          <text:p/>
        </draw:line>
        <draw:custom-shape draw:style-name="gr22" draw:text-style-name="P11" draw:layer="layout" svg:width="0.1cm" svg:height="0.1cm" svg:x="11.35cm" svg:y="1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8cm" svg:y1="15.1cm" svg:x2="11.8cm" svg:y2="15.1cm">
          <text:p/>
        </draw:line>
        <draw:line draw:style-name="gr6" draw:text-style-name="P1" draw:layer="layout" svg:x1="11.4cm" svg:y1="14.9cm" svg:x2="11.8cm" svg:y2="14.9cm">
          <text:p/>
        </draw:line>
        <draw:custom-shape draw:style-name="gr22" draw:text-style-name="P11" draw:layer="layout" svg:width="0.1cm" svg:height="0.1cm" svg:x="11.35cm" svg:y="1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8cm" svg:y1="15.5cm" svg:x2="11.8cm" svg:y2="15.5cm">
          <text:p/>
        </draw:line>
        <draw:line draw:style-name="gr6" draw:text-style-name="P1" draw:layer="layout" svg:x1="11.4cm" svg:y1="15.3cm" svg:x2="11.8cm" svg:y2="15.3cm">
          <text:p/>
        </draw:line>
        <draw:custom-shape draw:style-name="gr22" draw:text-style-name="P11" draw:layer="layout" svg:width="0.1cm" svg:height="0.1cm" svg:x="11.3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6cm" svg:y1="14.2cm" svg:x2="14cm" svg:y2="14.2cm">
          <text:p/>
        </draw:line>
        <draw:line draw:style-name="gr6" draw:text-style-name="P1" draw:layer="layout" svg:x1="13.6cm" svg:y1="14.6cm" svg:x2="14cm" svg:y2="14.6cm">
          <text:p/>
        </draw:line>
        <draw:line draw:style-name="gr6" draw:text-style-name="P1" draw:layer="layout" svg:x1="13.6cm" svg:y1="15cm" svg:x2="14cm" svg:y2="15cm">
          <text:p/>
        </draw:line>
        <draw:line draw:style-name="gr6" draw:text-style-name="P1" draw:layer="layout" svg:x1="13.6cm" svg:y1="15.4cm" svg:x2="14cm" svg:y2="15.4cm">
          <text:p/>
        </draw:line>
        <draw:line draw:style-name="gr7" draw:text-style-name="P7" draw:layer="layout" svg:x1="9.4cm" svg:y1="13.4cm" svg:x2="9.4cm" svg:y2="15.4cm">
          <text:p/>
        </draw:line>
        <draw:line draw:style-name="gr17" draw:text-style-name="P7" draw:layer="layout" svg:x1="10.8cm" svg:y1="14.1cm" svg:x2="11.2cm" svg:y2="14.1cm">
          <text:p/>
        </draw:line>
        <draw:line draw:style-name="gr17" draw:text-style-name="P7" draw:layer="layout" svg:x1="10.8cm" svg:y1="14.5cm" svg:x2="11.2cm" svg:y2="14.5cm">
          <text:p/>
        </draw:line>
        <draw:line draw:style-name="gr17" draw:text-style-name="P7" draw:layer="layout" svg:x1="10.8cm" svg:y1="14.9cm" svg:x2="11.2cm" svg:y2="14.9cm">
          <text:p/>
        </draw:line>
        <draw:line draw:style-name="gr17" draw:text-style-name="P7" draw:layer="layout" svg:x1="10.8cm" svg:y1="15.3cm" svg:x2="11.2cm" svg:y2="15.3cm">
          <text:p/>
        </draw:line>
        <draw:line draw:style-name="gr6" draw:text-style-name="P1" draw:layer="layout" svg:x1="13.99cm" svg:y1="10.5cm" svg:x2="12.602cm" svg:y2="10.5cm">
          <text:p/>
        </draw:line>
        <draw:line draw:style-name="gr18" draw:text-style-name="P1" draw:layer="layout" svg:x1="13cm" svg:y1="13.1cm" svg:x2="13cm" svg:y2="10.6cm">
          <text:p/>
        </draw:line>
        <draw:line draw:style-name="gr6" draw:text-style-name="P1" draw:layer="layout" svg:x1="14cm" svg:y1="11.3cm" svg:x2="12.6cm" svg:y2="11.3cm">
          <text:p/>
        </draw:line>
        <draw:line draw:style-name="gr6" draw:text-style-name="P1" draw:layer="layout" svg:x1="14cm" svg:y1="11.7cm" svg:x2="12.6cm" svg:y2="11.7cm">
          <text:p/>
        </draw:line>
        <draw:line draw:style-name="gr17" draw:text-style-name="P7" draw:layer="layout" svg:x1="11.2cm" svg:y1="13.8cm" svg:x2="14cm" svg:y2="13.8cm">
          <text:p/>
        </draw:line>
        <draw:line draw:style-name="gr18" draw:text-style-name="P1" draw:layer="layout" svg:x1="11.4cm" svg:y1="13.6cm" svg:x2="11.4cm" svg:y2="1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16T16:53:21.970272942</dc:date>
    <meta:editing-duration>PT53M17S</meta:editing-duration>
    <meta:editing-cycles>14</meta:editing-cycles>
    <meta:generator>LibreOffice/6.4.7.2$Linux_X86_64 LibreOffice_project/40$Build-2</meta:generator>
    <meta:document-statistic meta:object-count="206"/>
  </office:meta>
</office:document-meta>
</file>